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UTAS LLAMACPONCCA, IVAN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68388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ANCCO FERNANDEZ, JAVI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83933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PUMA TORRES, GERMAN LUI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92418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08/11/2021</text:p>
          </table:table-cell>
          <table:table-cell table:style-name="Tabla2.A2" office:value-type="string">
            <text:p text:style-name="P7">33</text:p>
          </table:table-cell>
          <table:table-cell table:style-name="Tabla2.A2" office:value-type="string">
            <text:p text:style-name="P7">40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8:01:4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